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209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0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646in" fo:break-before="auto" style:use-optimal-row-height="false"/>
    </style:style>
    <style:style style:name="ro5" style:family="table-row">
      <style:table-row-properties style:row-height="0.4811in" fo:break-before="auto" style:use-optimal-row-height="true"/>
    </style:style>
    <style:style style:name="ro6" style:family="table-row">
      <style:table-row-properties style:row-height="0.6346in" fo:break-before="auto" style:use-optimal-row-height="true"/>
    </style:style>
    <style:style style:name="ro7" style:family="table-row">
      <style:table-row-properties style:row-height="0.7953in" fo:break-before="auto" style:use-optimal-row-height="true"/>
    </style:style>
    <style:style style:name="ro8" style:family="table-row">
      <style:table-row-properties style:row-height="0.328in" fo:break-before="auto" style:use-optimal-row-height="true"/>
    </style:style>
    <style:style style:name="ro9" style:family="table-row">
      <style:table-row-properties style:row-height="0.211in" fo:break-before="auto" style:use-optimal-row-height="false"/>
    </style:style>
    <style:style style:name="ro10" style:family="table-row">
      <style:table-row-properties style:row-height="0.2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ri" fo:language="en" fo:country="US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double #c0c0c0" style:border-line-width-bottom="0.0071in 0.0071in 0.0071in" fo:background-color="#ffffff" fo:border-left="0.06pt double #c0c0c0" style:border-line-width-left="0in 0.0016in 0.0008in" fo:border-right="none" fo:border-top="0.06pt double #c0c0c0" style:border-line-width-top="0in 0.0016in 0.000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ccff"/>
    </style:style>
    <style:style style:name="ce5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double #c0c0c0" style:border-line-width-bottom="0.0071in 0.0071in 0.0071in" fo:background-color="#ffffff" fo:border-left="0.06pt double #c0c0c0" style:border-line-width-left="0in 0.0016in 0.0008in" fo:border-right="none" fo:border-top="0.06pt double #c0c0c0" style:border-line-width-top="0in 0.0016in 0.0008in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ff"/>
    </style:style>
    <style:style style:name="ce20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81d41a" fo:wrap-option="wrap"/>
    </style:style>
    <style:style style:name="ce10" style:family="table-cell" style:parent-style-name="Default">
      <style:table-cell-properties fo:border-bottom="0.06pt double #c0c0c0" style:border-line-width-bottom="0in 0.0016in 0.0008in" fo:background-color="#ffffff" style:text-align-source="fix" style:repeat-content="false" fo:border-left="0.06pt double #c0c0c0" style:border-line-width-left="0in 0.0016in 0.0008in" fo:border-right="1.5pt double #c0c0c0" style:border-line-width-right="0.0071in 0.0071in 0.0071in" fo:border-top="0.06pt double #c0c0c0" style:border-line-width-top="0in 0.0016in 0.0008in"/>
      <style:paragraph-properties fo:text-align="end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language="none" fo:country="none" style:language-asian="none" style:country-asian="none" style:font-name-asian="Calibri" style:font-size-asian="10pt"/>
    </style:style>
    <style:style style:name="T3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80" table:default-cell-style-name="Default"/>
        <table:table-row table:style-name="ro1">
          <table:table-cell table:style-name="ce1" office:value-type="string" calcext:value-type="string">
            <text:p>TxnType: Type of Parent Transaction, in accordance with the following table:</text:p>
          </table:table-cell>
          <table:table-cell table:number-columns-repeated="2"/>
          <table:table-cell office:value-type="string" calcext:value-type="string">
            <text:p>GUI Create Txn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com.infinitekind.moneydance.model.TxnUtil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“<text:span text:style-name="T2">Bank”</text:span></text:p>
          </table:table-cell>
          <table:table-cell office:value-type="string" calcext:value-type="string">
            <text:p>TXN_TYPE_BANK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Xfr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“<text:span text:style-name="T2">Buy”</text:span></text:p>
          </table:table-cell>
          <table:table-cell office:value-type="string" calcext:value-type="string">
            <text:p>TXN_TYPE_BUY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they are just here for reference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“<text:span text:style-name="T2">BuyTransfer”</text:span></text:p>
          </table:table-cell>
          <table:table-cell office:value-type="string" calcext:value-type="string">
            <text:p>TXN_TYPE_BUY_XFER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BuyXfr</text:p>
          </table:table-cell>
          <table:table-cell office:value-type="string" calcext:value-type="string">
            <text:p>also show up on the GUI as “Action” when you enter a transaction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“<text:span text:style-name="T2">CoverShort”</text:span></text:p>
          </table:table-cell>
          <table:table-cell office:value-type="string" calcext:value-type="string">
            <text:p>TXN_TYPE_COVER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Cover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“<text:span text:style-name="T2">Dividend”</text:span></text:p>
          </table:table-cell>
          <table:table-cell office:value-type="string" calcext:value-type="string">
            <text:p>TXN_TYPE_DIVIDEND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Div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“<text:span text:style-name="T2">DivReinvest”</text:span></text:p>
          </table:table-cell>
          <table:table-cell office:value-type="string" calcext:value-type="string">
            <text:p>TXN_TYPE_DIVIDEND_REINVEST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“<text:span text:style-name="T2">DivReinvest”</text:span>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“<text:span text:style-name="T2">DivTransfer”</text:span></text:p>
          </table:table-cell>
          <table:table-cell office:value-type="string" calcext:value-type="string">
            <text:p>TXN_TYPE_DIVIDENDXFR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DivXfr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“<text:span text:style-name="T2">MiscExpense”</text:span></text:p>
          </table:table-cell>
          <table:table-cell office:value-type="string" calcext:value-type="string">
            <text:p>TXN_TYPE_MISCEXP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MiscExp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“<text:span text:style-name="T2">MiscIncome”</text:span></text:p>
          </table:table-cell>
          <table:table-cell office:value-type="string" calcext:value-type="string">
            <text:p>TXN_TYPE_MISCINC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MiscInc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“<text:span text:style-name="T2">Sell”</text:span></text:p>
          </table:table-cell>
          <table:table-cell office:value-type="string" calcext:value-type="string">
            <text:p>TXN_TYPE_SELL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Sell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“<text:span text:style-name="T2">SellTransfer”</text:span></text:p>
          </table:table-cell>
          <table:table-cell office:value-type="string" calcext:value-type="string">
            <text:p>TXN_TYPE_SELL_XFER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SellXfr</text:p>
          </table:table-cell>
          <table:table-cell table:number-columns-repeated="16380"/>
        </table:table-row>
        <table:table-row table:style-name="ro2">
          <table:table-cell table:style-name="ce3" office:value-type="string" calcext:value-type="string">
            <text:p>“<text:span text:style-name="T2">ShortSell”</text:span></text:p>
          </table:table-cell>
          <table:table-cell office:value-type="string" calcext:value-type="string">
            <text:p>TXN_TYPE_SHORT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7"/>
          <table:table-cell table:style-name="ce10"/>
          <table:table-cell table:number-columns-repeated="16381"/>
        </table:table-row>
        <table:table-row table:style-name="ro1">
          <table:table-cell table:style-name="ce1" office:value-type="string" calcext:value-type="string">
            <text:p>Partxn.setTransferType(AbstractTxn.TRANSFER_TYPE_BUYSELL)</text:p>
          </table:table-cell>
          <table:table-cell table:number-columns-repeated="2"/>
          <table:table-cell office:value-type="string" calcext:value-type="string">
            <text:p>example of how the transfer types are used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TRANSFER_TYPE_BANK </text:p>
          </table:table-cell>
          <table:table-cell office:value-type="string" calcext:value-type="string">
            <text:p>xfrtp_bank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RANSFER_TYPE_BUYSELL </text:p>
          </table:table-cell>
          <table:table-cell office:value-type="string" calcext:value-type="string">
            <text:p>xfrtp_buysell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RANSFER_TYPE_BUYSELLXFR</text:p>
          </table:table-cell>
          <table:table-cell office:value-type="string" calcext:value-type="string">
            <text:p>"xfrtp_buysellxfr"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RANSFER_TYPE_DIVIDEND </text:p>
          </table:table-cell>
          <table:table-cell office:value-type="string" calcext:value-type="string">
            <text:p>xfrtp_dividend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RANSFER_TYPE_DIVIDENDXFR</text:p>
          </table:table-cell>
          <table:table-cell office:value-type="string" calcext:value-type="string">
            <text:p>"xfrtp_dividendxfr"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RANSFER_TYPE_MISCINCEXP</text:p>
          </table:table-cell>
          <table:table-cell office:value-type="string" calcext:value-type="string">
            <text:p>"xfrtp_miscincexp"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RANSFER_TYPE_SHORTCOVER</text:p>
          </table:table-cell>
          <table:table-cell office:value-type="string" calcext:value-type="string">
            <text:p>"xfrtp_shortcover"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 text:c="5"/>secSplit.setParameter(AbstractTxn.TAG_INVST_SPLIT_TYPE, AbstractTxn.TAG_INVST_SPLIT_SEC) <text:s/></text:p>
          </table:table-cell>
          <table:table-cell table:number-columns-repeated="4"/>
          <table:table-cell office:value-type="string" calcext:value-type="string">
            <text:p>Example of how the TAG is used to hook to other accounts via the spli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lue</text:p>
          </table:table-cell>
          <table:table-cell office:value-type="string" calcext:value-type="string">
            <text:p>TAG_INVST_SPLIT_EXP 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xpense category for interest on a loan you took out to buy the stock or accrued interest on a Bond purchase MISCEXP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alue</text:p>
          </table:table-cell>
          <table:table-cell office:value-type="string" calcext:value-type="string">
            <text:p>TAG_INVST_SPLIT_FEE 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brokerage fees for buy and sells shows up as 'Fee' and 'Fee Catagory' on the GUI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alue</text:p>
          </table:table-cell>
          <table:table-cell office:value-type="string" calcext:value-type="string">
            <text:p>TAG_INVST_SPLIT_INC 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income category like “Dividend Income” ,”interest incoome” shows up as 'Catagory' on the GUI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alue</text:p>
          </table:table-cell>
          <table:table-cell office:value-type="string" calcext:value-type="string">
            <text:p>TAG_INVST_SPLIT_SEC 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here is aways a sec account accessed via the ticke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alue</text:p>
          </table:table-cell>
          <table:table-cell office:value-type="string" calcext:value-type="string">
            <text:p>TAG_INVST_SPLIT_XFR </text:p>
          </table:table-cell>
          <table:table-cell office:value-type="string" calcext:value-type="string">
            <text:p>xfr</text:p>
          </table:table-cell>
          <table:table-cell office:value-type="string" calcext:value-type="string">
            <text:p>an account that the dividend income is moved to . Shows up as 'Transfer' on the GUI DIVDENDXFR or BUYSELLXF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ag name</text:p>
          </table:table-cell>
          <table:table-cell office:value-type="string" calcext:value-type="string">
            <text:p>TAG_INVST_SPLIT_TYPE </text:p>
          </table:table-cell>
          <table:table-cell office:value-type="string" calcext:value-type="string">
            <text:p>invest.splittype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not used</text:p>
          </table:table-cell>
          <table:table-cell office:value-type="string" calcext:value-type="string">
            <text:p>SPLIT_ACCOUNT_ID 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eans its a new transaction and has no id yet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 text:c="2"/>txnFakeRate = 0 # you can set this to anything so long as its a number . moneydance just ignores it and sets the price to 100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MakeSplitTxn Creates a SplitTxn with the parentAmount having a negative effect on the account of parentTxn, and splitAmount having a positive effect on the account of this SplitTxn.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ef processTxn(rootAcct, invAcct, secAcct, dateInt, desc, memo, action, amt, val, rate):</text:p>
          </table:table-cell>
          <table:table-cell table:number-columns-repeated="16383"/>
        </table:table-row>
        <table:table-row table:style-name="ro2">
          <table:table-cell table:number-columns-repeated="2"/>
          <table:table-cell office:value-type="string" calcext:value-type="string">
            <text:p>action</text:p>
          </table:table-cell>
          <table:table-cell office:value-type="string" calcext:value-type="string">
            <text:p>is DIV , BUY , SELL etc. will vary with the Bank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amt</text:p>
          </table:table-cell>
          <table:table-cell office:value-type="string" calcext:value-type="string">
            <text:p>is dollars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val</text:p>
          </table:table-cell>
          <table:table-cell office:value-type="string" calcext:value-type="string">
            <text:p>is stocks or holdings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rate</text:p>
          </table:table-cell>
          <table:table-cell office:value-type="string" calcext:value-type="string">
            <text:p>is the price of the stock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desc &amp; memo</text:p>
          </table:table-cell>
          <table:table-cell office:value-type="string" calcext:value-type="string">
            <text:p>are desc &amp; memo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invAcct</text:p>
          </table:table-cell>
          <table:table-cell office:value-type="string" calcext:value-type="string">
            <text:p>is the account we are entering data into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secAcct</text:p>
          </table:table-cell>
          <table:table-cell office:value-type="string" calcext:value-type="string">
            <text:p>is the Ticker (stock ) account – you must have a ticker symbol on the security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autoAcct</text:p>
          </table:table-cell>
          <table:table-cell office:value-type="string" calcext:value-type="string">
            <text:p>is the account or category that records the income like “non taxable dividend” or “Dividend Income”</text:p>
          </table:table-cell>
          <table:table-cell table:number-columns-repeated="16380"/>
        </table:table-row>
        <table:table-row table:style-name="ro2">
          <table:table-cell table:style-name="ce4"/>
          <table:table-cell table:style-name="ce4" office:value-type="string" calcext:value-type="string">
            <text:p>ALL TRANSACTIONS NEED 1,2 and 3 and end with 12</text:p>
          </table:table-cell>
          <table:table-cell table:style-name="ce4" table:number-columns-repeated="1022"/>
          <table:table-cell table:number-columns-repeated="1536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AcctBook = rootAcct.getBook()</text:p>
          </table:table-cell>
          <table:table-cell office:value-type="string" calcext:value-type="string">
            <text:p>not sure which getBook is being called here</text:p>
          </table:table-cell>
          <table:table-cell table:number-columns-repeated="1638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txnSet = AcctBook.getTransactionSet()</text:p>
          </table:table-cell>
          <table:table-cell table:style-name="ce6" office:value-type="string" calcext:value-type="string">
            <text:p>Get the set of all transactions.</text:p>
          </table:table-cell>
          <table:table-cell table:number-columns-repeated="1638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rtxn = ParentTxn.makeParentTxn <text:s text:c="8"/>(AcctBook, <text:s text:c="18"/>dateInt, <text:s text:c="13"/>dateInt, <text:s text:c="8"/>dateInt, <text:s text:c="10"/>"", <text:s text:c="15"/>invAcct, <text:s text:c="8"/>desc, <text:s text:c="5"/>memo, -1, AbstractTxn.STATUS_UNRECONCILED)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rtxn = ParentTxn.makeParentTx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xdate</text:p>
          </table:table-cell>
          <table:table-cell office:value-type="string" calcext:value-type="string">
            <text:p>dateEntered</text:p>
          </table:table-cell>
          <table:table-cell office:value-type="string" calcext:value-type="string">
            <text:p>Cheque #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txnid</text:p>
          </table:table-cell>
          <table:table-cell office:value-type="string" calcext:value-type="string">
            <text:p>status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lues used in program</text:p>
          </table:table-cell>
          <table:table-cell office:value-type="string" calcext:value-type="string">
            <text:p>AcctBook</text:p>
          </table:table-cell>
          <table:table-cell table:number-columns-repeated="3" office:value-type="string" calcext:value-type="string">
            <text:p>dateInt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invAcc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-1 <text:span text:style-name="T3">(</text:span>new<text:span text:style-name="T3">)</text:span></text:p>
          </table:table-cell>
          <table:table-cell office:value-type="string" calcext:value-type="string">
            <text:p>AbstractTxn.STATUS_UNRECONCILED</text:p>
          </table:table-cell>
          <table:table-cell table:number-columns-repeated="16372"/>
        </table:table-row>
        <table:table-row table:style-name="ro2">
          <table:table-cell table:style-name="ce5"/>
          <table:table-cell table:style-name="ce5" office:value-type="string" calcext:value-type="string">
            <text:p>Action Stock Dividend or Cash Dividend</text:p>
          </table:table-cell>
          <table:table-cell table:style-name="ce5" table:number-columns-repeated="1022"/>
          <table:table-cell table:number-columns-repeated="1536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6"/>Partxn.setTransferType(AbstractTxn.TRANSFER_TYPE_DIVIDEND)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6"/>Partxn.setParameter('reinvest', 'false') <text:s text:c="38"/>#2015 not sure what this does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5"/>secSplit = SplitTxn.makeSplitTxn(Partxn, 0, 0, 100.0, secAcct, desc, -1, AbstractTxn.STATUS_UNRECONCILED) #2015 secAcct is for the ticker symbol stats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5"/>secSplit = SplitTxn.makeSplitTxn</text:p>
          </table:table-cell>
          <table:table-cell office:value-type="string" calcext:value-type="string">
            <text:p>parentTxn</text:p>
          </table:table-cell>
          <table:table-cell office:value-type="string" calcext:value-type="string">
            <text:p>parentAmount</text:p>
          </table:table-cell>
          <table:table-cell office:value-type="string" calcext:value-type="string">
            <text:p>splitAmount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txnid</text:p>
          </table:table-cell>
          <table:table-cell office:value-type="string" calcext:value-type="string">
            <text:p>status</text:p>
          </table:table-cell>
          <table:table-cell table:number-columns-repeated="1637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alues used in program</text:p>
          </table:table-cell>
          <table:table-cell office:value-type="string" calcext:value-type="string">
            <text:p>Partx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xnFakeRate</text:p>
          </table:table-cell>
          <table:table-cell office:value-type="string" calcext:value-type="string">
            <text:p>secAcc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-1 <text:span text:style-name="T3">(</text:span>new<text:span text:style-name="T3">)</text:span></text:p>
          </table:table-cell>
          <table:table-cell office:value-type="string" calcext:value-type="string">
            <text:p>AbstractTxn.STATUS_UNRECONCILED</text:p>
          </table:table-cell>
          <table:table-cell table:number-columns-repeated="1637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5"/>secSplit.setParameter(AbstractTxn.TAG_INVST_SPLIT_TYPE, AbstractTxn.TAG_INVST_SPLIT_SEC) <text:s text:c="17"/>#2015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6"/>Partxn.addSplit(secSplit)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5"/>incSplit = SplitTxn.makeSplitTxn(Partxn, -amt, -amt, 100.0, autoAcct, '', -1, AbstractTxn.STATUS_UNRECONCILED) #2015 autoAcct is the income catagory like "Dividend Income"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5"/>incSplit = SplitTxn.makeSplitTxn</text:p>
          </table:table-cell>
          <table:table-cell office:value-type="string" calcext:value-type="string">
            <text:p>parentTxn</text:p>
          </table:table-cell>
          <table:table-cell office:value-type="string" calcext:value-type="string">
            <text:p>parentAmount</text:p>
          </table:table-cell>
          <table:table-cell office:value-type="string" calcext:value-type="string">
            <text:p>splitAmount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txnid</text:p>
          </table:table-cell>
          <table:table-cell office:value-type="string" calcext:value-type="string">
            <text:p>status</text:p>
          </table:table-cell>
          <table:table-cell table:number-columns-repeated="1637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alues used in program</text:p>
          </table:table-cell>
          <table:table-cell office:value-type="string" calcext:value-type="string">
            <text:p>Partxn</text:p>
          </table:table-cell>
          <table:table-cell office:value-type="string" calcext:value-type="string">
            <office:annotation draw:style-name="gr1" draw:text-style-name="P2" svg:width="1.1413in" svg:height="0.3902in" svg:x="6.3374in" svg:y="10.6268in" draw:caption-point-x="-0.2398in" draw:caption-point-y="0.5945in">
              <dc:date>2015-10-31T00:00:00</dc:date>
              <text:p text:style-name="P1"><text:span text:style-name="T1">See note on line 36</text:span></text:p>
            </office:annotation>
            <text:p>-amt</text:p>
          </table:table-cell>
          <table:table-cell office:value-type="string" calcext:value-type="string">
            <text:p>-amt</text:p>
          </table:table-cell>
          <table:table-cell office:value-type="string" calcext:value-type="string">
            <text:p>txnFakeRate</text:p>
          </table:table-cell>
          <table:table-cell office:value-type="string" calcext:value-type="string">
            <text:p>autoAcct</text:p>
          </table:table-cell>
          <table:table-cell office:value-type="string" calcext:value-type="string">
            <text:p>''</text:p>
          </table:table-cell>
          <table:table-cell office:value-type="string" calcext:value-type="string">
            <text:p>-1 <text:span text:style-name="T3">(</text:span>new<text:span text:style-name="T3">)</text:span></text:p>
          </table:table-cell>
          <table:table-cell office:value-type="string" calcext:value-type="string">
            <text:p>AbstractTxn.STATUS_UNRECONCILED</text:p>
          </table:table-cell>
          <table:table-cell table:number-columns-repeated="1637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ncSplit.setParameter(AbstractTxn.TAG_INVST_SPLIT_TYPE, AbstractTxn.TAG_INVST_SPLIT_INC)</text:p>
          </table:table-cell>
          <table:table-cell table:number-columns-repeated="1638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rtxn.addSplit(incSplit)</text:p>
          </table:table-cell>
          <table:table-cell table:number-columns-repeated="1638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txnSet.addNewTxn(Partxn)</text:p>
          </table:table-cell>
          <table:table-cell table:style-name="ce6" office:value-type="string" calcext:value-type="string">
            <text:p>Add a new transaction to the transaction set.</text:p>
          </table:table-cell>
          <table:table-cell table:number-columns-repeated="16381"/>
        </table:table-row>
        <table:table-row table:style-name="ro2">
          <table:table-cell table:style-name="ce5"/>
          <table:table-cell table:style-name="ce5" office:value-type="string" calcext:value-type="string">
            <text:p>BUY or SELL Stock </text:p>
          </table:table-cell>
          <table:table-cell table:style-name="ce5" table:number-columns-repeated="1022"/>
          <table:table-cell table:number-columns-repeated="1536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6"/>Partxn.setTransferType(AbstractTxn.TRANSFER_TYPE_BUYSELL)</text:p>
          </table:table-cell>
          <table:table-cell table:number-columns-repeated="16382"/>
        </table:table-row>
        <table:table-row table:style-name="ro2">
          <table:table-cell/>
          <table:table-cell table:style-name="ce8" office:value-type="string" calcext:value-type="string">
            <text:p>SELL</text:p>
          </table:table-cell>
          <table:table-cell office:value-type="string" calcext:value-type="string">
            <text:p>WARNING:Scotia has hidden the fee in the settlement amount and moneydance adjusts the price to compensate. Messes things up</text:p>
          </table:table-cell>
          <table:table-cell table:number-columns-repeated="16381"/>
        </table:table-row>
        <table:table-row table:style-name="ro2">
          <table:table-cell/>
          <table:table-cell table:style-name="ce8"/>
          <table:table-cell office:value-type="string" calcext:value-type="string">
            <text:p>Need to calculate the fee and fix the amt = amt+fee </text:p>
          </table:table-cell>
          <table:table-cell table:number-columns-repeated="2"/>
          <table:table-cell office:value-type="string" calcext:value-type="string">
            <text:p>“Fees Broker” is a good category for them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cSplit = SplitTxn.makeSplitTxn(Partxn, long (amt * -1.0 ), long(val* -1.0), rate, secAcct, desc, -1, AbstractTxn.STATUS_UNRECONCILED) <text:s/>#SELL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cSplit = SplitTxn.makeSplitTxn</text:p>
          </table:table-cell>
          <table:table-cell office:value-type="string" calcext:value-type="string">
            <text:p>parentTxn</text:p>
          </table:table-cell>
          <table:table-cell office:value-type="string" calcext:value-type="string">
            <text:p>parentAmount</text:p>
          </table:table-cell>
          <table:table-cell office:value-type="string" calcext:value-type="string">
            <text:p>splitAmount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txnid</text:p>
          </table:table-cell>
          <table:table-cell office:value-type="string" calcext:value-type="string">
            <text:p>status</text:p>
          </table:table-cell>
          <table:table-cell table:number-columns-repeated="1637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lues used in program</text:p>
          </table:table-cell>
          <table:table-cell office:value-type="string" calcext:value-type="string">
            <text:p>Partxn</text:p>
          </table:table-cell>
          <table:table-cell office:value-type="string" calcext:value-type="string">
            <text:p>long(amt*-1.0)</text:p>
          </table:table-cell>
          <table:table-cell office:value-type="string" calcext:value-type="string">
            <text:p>long(val*-1.0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ecAcc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-1 <text:span text:style-name="T3">(</text:span>new<text:span text:style-name="T3">)</text:span></text:p>
          </table:table-cell>
          <table:table-cell office:value-type="string" calcext:value-type="string">
            <text:p>AbstractTxn.STATUS_UNRECONCILED</text:p>
          </table:table-cell>
          <table:table-cell table:number-columns-repeated="16374"/>
        </table:table-row>
        <table:table-row table:style-name="ro2">
          <table:table-cell/>
          <table:table-cell table:style-name="ce8" office:value-type="string" calcext:value-type="string">
            <text:p>BUY</text:p>
          </table:table-cell>
          <table:table-cell office:value-type="string" calcext:value-type="string">
            <text:p>WARNING:Scotia has hidden the fee in the settlement amount and moneydance adjusts the price to compensate. Messes things up</text:p>
          </table:table-cell>
          <table:table-cell table:number-columns-repeated="16381"/>
        </table:table-row>
        <table:table-row table:style-name="ro2">
          <table:table-cell/>
          <table:table-cell table:style-name="ce8"/>
          <table:table-cell office:value-type="string" calcext:value-type="string">
            <text:p>Need to calculate the fee and fix the amt = amt+fee 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<text:s text:c="8"/>secSplit = SplitTxn.makeSplitTxn(Partxn, long (amt) , long(val), rate, secAcct, desc, -1, AbstractTxn.STATUS_UNRECONCILED) <text:s text:c="14"/>#BUY <text:s/>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5"/>secSplit = SplitTxn.makeSplitTxn</text:p>
          </table:table-cell>
          <table:table-cell office:value-type="string" calcext:value-type="string">
            <text:p>parentTxn</text:p>
          </table:table-cell>
          <table:table-cell office:value-type="string" calcext:value-type="string">
            <text:p>parentAmount</text:p>
          </table:table-cell>
          <table:table-cell office:value-type="string" calcext:value-type="string">
            <text:p>splitAmount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txnid</text:p>
          </table:table-cell>
          <table:table-cell office:value-type="string" calcext:value-type="string">
            <text:p>status</text:p>
          </table:table-cell>
          <table:table-cell table:number-columns-repeated="1637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alues used in program</text:p>
          </table:table-cell>
          <table:table-cell office:value-type="string" calcext:value-type="string">
            <text:p>Partxn</text:p>
          </table:table-cell>
          <table:table-cell office:value-type="string" calcext:value-type="string">
            <text:p>long(amt)</text:p>
          </table:table-cell>
          <table:table-cell office:value-type="string" calcext:value-type="string">
            <text:p>long(val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ecAcc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-1 <text:span text:style-name="T3">(</text:span>new<text:span text:style-name="T3">)</text:span></text:p>
          </table:table-cell>
          <table:table-cell office:value-type="string" calcext:value-type="string">
            <text:p>AbstractTxn.STATUS_UNRECONCILED</text:p>
          </table:table-cell>
          <table:table-cell table:number-columns-repeated="1637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5"/>secSplit.setParameter(AbstractTxn.TAG_INVST_SPLIT_TYPE, AbstractTxn.TAG_INVST_SPLIT_SEC)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6"/>Partxn.addSplit(secSplit)</text:p>
          </table:table-cell>
          <table:table-cell table:number-columns-repeated="1638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txnSet.addNewTxn(Partxn)</text:p>
          </table:table-cell>
          <table:table-cell table:style-name="ce6" office:value-type="string" calcext:value-type="string">
            <text:p>Add a new transaction to the transaction set.</text:p>
          </table:table-cell>
          <table:table-cell table:number-columns-repeated="16381"/>
        </table:table-row>
        <table:table-row table:style-name="ro2">
          <table:table-cell table:style-name="ce5" table:number-columns-repeated="1024"/>
          <table:table-cell table:number-columns-repeated="15360"/>
        </table:table-row>
        <table:table-row table:style-name="ro2">
          <table:table-cell table:style-name="ce9" table:number-columns-repeated="16384"/>
        </table:table-row>
        <table:table-row table:style-name="ro5">
          <table:table-cell table:style-name="ce6" office:value-type="string" calcext:value-type="string">
            <text:p>static void</text:p>
          </table:table-cell>
          <table:table-cell table:style-name="ce6" office:value-type="string" calcext:value-type="string">
            <text:p><text:a xlink:href="../../../../source/moneydance-dev/apidoc-813/com/infinitekind/moneydance/model/TxnUtil.html#setCommissionPart-com.infinitekind.moneydance.model.SplitTxn-" xlink:type="simple">setCommissionPart</text:a>(<text:a xlink:href="../../../../source/moneydance-dev/apidoc-813/com/infinitekind/moneydance/model/SplitTxn.html" xlink:type="simple">SplitTxn</text:a> commSplit) Tag the given split as the commission/fee part of its investment transaction. </text:p>
          </table:table-cell>
          <table:table-cell office:value-type="string" calcext:value-type="string">
            <text:p>fees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tatic void</text:p>
          </table:table-cell>
          <table:table-cell table:style-name="ce6" office:value-type="string" calcext:value-type="string">
            <text:p><text:a xlink:href="../../../../source/moneydance-dev/apidoc-813/com/infinitekind/moneydance/model/TxnUtil.html#setExpensePart-com.infinitekind.moneydance.model.SplitTxn-" xlink:type="simple">setExpensePart</text:a>(<text:a xlink:href="../../../../source/moneydance-dev/apidoc-813/com/infinitekind/moneydance/model/SplitTxn.html" xlink:type="simple">SplitTxn</text:a> secSplit) Tag the given split as the expense part of its investment transaction. </text:p>
          </table:table-cell>
          <table:table-cell office:value-type="string" calcext:value-type="string">
            <text:p>expense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tatic void</text:p>
          </table:table-cell>
          <table:table-cell table:style-name="ce6" office:value-type="string" calcext:value-type="string">
            <text:p><text:a xlink:href="../../../../source/moneydance-dev/apidoc-813/com/infinitekind/moneydance/model/TxnUtil.html#setIncomePart-com.infinitekind.moneydance.model.SplitTxn-" xlink:type="simple">setIncomePart</text:a>(<text:a xlink:href="../../../../source/moneydance-dev/apidoc-813/com/infinitekind/moneydance/model/SplitTxn.html" xlink:type="simple">SplitTxn</text:a> secSplit) Tag the given split as the income part of its investment transaction. </text:p>
          </table:table-cell>
          <table:table-cell office:value-type="string" calcext:value-type="string">
            <text:p>income</text:p>
          </table:table-cell>
          <table:table-cell table:number-columns-repeated="16381"/>
        </table:table-row>
        <table:table-row table:style-name="ro6">
          <table:table-cell table:style-name="ce6" office:value-type="string" calcext:value-type="string">
            <text:p>static void</text:p>
          </table:table-cell>
          <table:table-cell table:style-name="ce6" office:value-type="string" calcext:value-type="string">
            <text:p><text:a xlink:href="../../../../source/moneydance-dev/apidoc-813/com/infinitekind/moneydance/model/TxnUtil.html#setInvstTxnType-com.infinitekind.moneydance.model.ParentTxn-com.infinitekind.moneydance.model.InvestTxnType-" xlink:type="simple">setInvstTxnType</text:a>(<text:a xlink:href="../../../../source/moneydance-dev/apidoc-813/com/infinitekind/moneydance/model/ParentTxn.html" xlink:type="simple">ParentTxn</text:a> ptxn, <text:a xlink:href="../../../../source/moneydance-dev/apidoc-813/com/infinitekind/moneydance/model/InvestTxnType.html" xlink:type="simple">InvestTxnType</text:a> txnType) Tag the given (investment) transaction with the given transaction type </text:p>
          </table:table-cell>
          <table:table-cell office:value-type="string" calcext:value-type="string">
            <text:p>ENUM: DIVIDEND, BUY, SELL, BANK, BUY_XFER, SELL_XFER, SHORT, COVER, DIVIDENDXFR, MISCINC, MISCEXP, DIVIDEND_REINVEST</text:p>
          </table:table-cell>
          <table:table-cell table:number-columns-repeated="16381"/>
        </table:table-row>
        <table:table-row table:style-name="ro7">
          <table:table-cell table:style-name="ce6" office:value-type="string" calcext:value-type="string">
            <text:p>static void</text:p>
          </table:table-cell>
          <table:table-cell table:style-name="ce6" office:value-type="string" calcext:value-type="string">
            <text:p><text:a xlink:href="../../../../source/moneydance-dev/apidoc-813/com/infinitekind/moneydance/model/TxnUtil.html#setRatesInTxn-com.infinitekind.moneydance.model.AbstractTxn-" xlink:type="simple">setRatesInTxn</text:a>(<text:a xlink:href="../../../../source/moneydance-dev/apidoc-813/com/infinitekind/moneydance/model/AbstractTxn.html" xlink:type="simple">AbstractTxn</text:a> txn) If the given transaction contains any inter-currency (or security to/from currency) elements, adjust the rates based on the the currency and security rate/price tables at the time of the transaction. </text:p>
          </table:table-cell>
          <table:table-cell office:value-type="string" calcext:value-type="string">
            <text:p>not used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tatic void</text:p>
          </table:table-cell>
          <table:table-cell table:style-name="ce6" office:value-type="string" calcext:value-type="string">
            <text:p><text:a xlink:href="../../../../source/moneydance-dev/apidoc-813/com/infinitekind/moneydance/model/TxnUtil.html#setSecurityPart-com.infinitekind.moneydance.model.SplitTxn-" xlink:type="simple">setSecurityPart</text:a>(<text:a xlink:href="../../../../source/moneydance-dev/apidoc-813/com/infinitekind/moneydance/model/SplitTxn.html" xlink:type="simple">SplitTxn</text:a> secSplit) Tag the given split as the security part of its investment transaction. </text:p>
          </table:table-cell>
          <table:table-cell office:value-type="string" calcext:value-type="string">
            <text:p>security</text:p>
          </table:table-cell>
          <table:table-cell table:number-columns-repeated="16381"/>
        </table:table-row>
        <table:table-row table:style-name="ro5">
          <table:table-cell table:style-name="ce6" office:value-type="string" calcext:value-type="string">
            <text:p>static void</text:p>
          </table:table-cell>
          <table:table-cell table:style-name="ce6" office:value-type="string" calcext:value-type="string">
            <text:p><text:a xlink:href="../../../../source/moneydance-dev/apidoc-813/com/infinitekind/moneydance/model/TxnUtil.html#setXfrPart-com.infinitekind.moneydance.model.SplitTxn-" xlink:type="simple">setXfrPart</text:a>(<text:a xlink:href="../../../../source/moneydance-dev/apidoc-813/com/infinitekind/moneydance/model/SplitTxn.html" xlink:type="simple">SplitTxn</text:a> xfrSplit) Tag the given split as the transfer part of its investment transaction.</text:p>
          </table:table-cell>
          <table:table-cell office:value-type="string" calcext:value-type="string">
            <text:p>transfer, BANK</text:p>
          </table:table-cell>
          <table:table-cell table:number-columns-repeated="16381"/>
        </table:table-row>
        <table:table-row table:style-name="ro2">
          <table:table-cell table:style-name="ce9" table:number-columns-repeated="16384"/>
        </table:table-row>
        <table:table-row table:style-name="ro2">
          <table:table-cell/>
          <table:table-cell office:value-type="string" calcext:value-type="string">
            <text:p>Looking at the BMO-Inv-new.py</text:p>
          </table:table-cell>
          <table:table-cell table:number-columns-repeated="16382"/>
        </table:table-row>
        <table:table-row table:style-name="ro2">
          <table:table-cell/>
          <table:table-cell table:style-name="ce20" office:value-type="string" calcext:value-type="string">
            <text:p>BANK or Xf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vstTxnType(Partxn,InvestTxnType.BANK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utoAcct = rootAcct.getAccountByName(XferCategory)</text:p>
          </table:table-cell>
          <table:table-cell/>
          <table:table-cell office:value-type="string" calcext:value-type="string">
            <text:p>this uses a category instead of an actual Acount</text:p>
          </table:table-cell>
          <table:table-cell table:number-columns-repeated="4"/>
          <table:table-cell office:value-type="string" calcext:value-type="string">
            <text:p>XferCategory has been <text:s/>set to Unkown previously</text:p>
          </table:table-cell>
          <table:table-cell table:number-columns-repeated="16375"/>
        </table:table-row>
        <table:table-row table:style-name="ro2">
          <table:table-cell/>
          <table:table-cell office:value-type="string" calcext:value-type="string">
            <text:p>xfrSplit = SplitTxn.makeSplitTxn(Partxn, -long(amt), -long(amt), 0, autoAcct, '', -1, AbstractTxn.STATUS_UNRECONCILE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XfrPart(xfrSplit)</text:p>
          </table:table-cell>
          <table:table-cell office:value-type="string" calcext:value-type="string">
            <text:p>this sets the Transfer Account 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Partxn.addSplit(xfrSplit) <text:s text:c="2"/></text:p>
          </table:table-cell>
          <table:table-cell office:value-type="string" calcext:value-type="string">
            <text:p>So the split Holds the amount that is linked via the Account “Unknown”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on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Set.addNewTxn(Partxn)</text:p>
          </table:table-cell>
          <table:table-cell office:value-type="string" calcext:value-type="string">
            <text:p>All Tranactions get this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here is another split that has been commented ou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t adds another split for the feeAcct </text:p>
          </table:table-cell>
          <table:table-cell office:value-type="string" calcext:value-type="string">
            <text:p>this defaults to Unknown anyway (set in the Investment Account Defaults)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id some testing on this Fee . It doesn’t debit the total on the Investment Account. It does show up in the Transfer Account Howeve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t does Debit the Transfer Account</text:p>
          </table:table-cell>
          <table:table-cell table:number-columns-repeated="16382"/>
        </table:table-row>
        <table:table-row table:style-name="ro2">
          <table:table-cell/>
          <table:table-cell table:style-name="ce21" office:value-type="string" calcext:value-type="string">
            <text:p>Summary . The BANK transaction has two splits connected to it. One for the Amount Transfer and One for the Fe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ince I’ve never seen an Xfr <text:s/>that had a Fee associated with it the above works OK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hould probably have used the a BMO Clearing Account instead of Unknown for the Default Transfe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0" office:value-type="string" calcext:value-type="string">
            <text:p>MISCINC or MiscInc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on the GUI we have Security, Category,Fee Category.. you can enter an Amount and a Fe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vstTxnType(Partxn,InvestTxnType.MISCINC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ecSplit = SplitTxn.makeSplitTxn(Partxn, 0, 0, 0, secAcct, desc, -1, AbstractTxn.STATUS_UNRECONCILE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SecurityPart(sec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secSplit)</text:p>
          </table:table-cell>
          <table:table-cell office:value-type="string" calcext:value-type="string">
            <text:p>tack on the ticker acc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autoAcct = rootAcct.getAccountByName('non taxable interest'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ncSplit = SplitTxn.makeSplitTxn(Partxn, -long(amt), -long(amt), 0, autoAcct, '', -1, AbstractTxn.STATUS_UNRECONCILE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comePart(incSplit) <text:s text:c="4"/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incSplit)</text:p>
          </table:table-cell>
          <table:table-cell office:value-type="string" calcext:value-type="string">
            <text:p>tack on the Category that goes with the Am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eeAcct = rootAcct.getAccountByName('Fees Broker'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feeSplit = SplitTxn.makeSplitTxn(Partxn, long (BrokerFee) ,0,0, feeAcct, desc, -1, AbstractTxn.STATUS_UNRECONCILED) <text:s/>#fee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CommissionPart(fee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feeSplit)</text:p>
          </table:table-cell>
          <table:table-cell office:value-type="string" calcext:value-type="string">
            <text:p>tack on the Fee Category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ON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Set.addNewTxn(Partxn)</text:p>
          </table:table-cell>
          <table:table-cell office:value-type="string" calcext:value-type="string">
            <text:p>All Tranactions get this</text:p>
          </table:table-cell>
          <table:table-cell table:number-columns-repeated="16381"/>
        </table:table-row>
        <table:table-row table:style-name="ro2">
          <table:table-cell/>
          <table:table-cell table:style-name="ce21" office:value-type="string" calcext:value-type="string">
            <text:p>Summary . The MISCINC transaction has three splits connected to it. Ticker Account , The Amount Category and The Fee Categor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How does the Fee affect the Amount in the Account Balance ?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he fee is subtracted from the Amount in the Balance like it should be 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how other side opens the Brokers Fee ?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had to find “other Income” in the long list of Categories… The Amount shows up here with out the fee being deducted from it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he Broker Fee is calculated because its hidden in the Amount and The Price*Stocks .. There never will be a Fee on a MiscInc Transaction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o setting up the feesplit is a waste of time on a MiscInc transaction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 set the fee to zero on my test transaction and now Show the other side works properly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ould just set the Fee to zero on these transactions and let the feeSplit default to Unknown … but its ok the way it i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0" office:value-type="string" calcext:value-type="string">
            <text:p>MISCEXP or MiscExp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on the GUI we have Security, Category,Fee Category.. you can enter an Amount and a Fe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vstTxnType(Partxn,InvestTxnType.MISCEXP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ecSplit = SplitTxn.makeSplitTxn(Partxn, 0, 0, 0, secAcct, desc, -1, AbstractTxn.STATUS_UNRECONCILE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SecurityPart(sec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secSplit)</text:p>
          </table:table-cell>
          <table:table-cell office:value-type="string" calcext:value-type="string">
            <text:p>tack on the ticker acc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autoAcct = rootAcct.getAccountByName('unknown'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expSplit = SplitTxn.makeSplitTxn(Partxn, -long(amt), -long(amt), 0, autoAcct, '', -1, AbstractTxn.STATUS_UNRECONCILE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ExpensePart(expSplit) <text:s text:c="4"/>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expSplit)</text:p>
          </table:table-cell>
          <table:table-cell office:value-type="string" calcext:value-type="string">
            <text:p>tack on the Category that goes with the Am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eeAcct = rootAcct.getAccountByName('Fees Broker'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feeSplit = SplitTxn.makeSplitTxn(Partxn, long (BrokerFee) ,0,0, feeAcct, desc, -1, AbstractTxn.STATUS_UNRECONCILED) <text:s/>#fee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CommissionPart(fee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feeSplit)</text:p>
          </table:table-cell>
          <table:table-cell office:value-type="string" calcext:value-type="string">
            <text:p>tack on the Fee Category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ON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Set.addNewTxn(Partxn)</text:p>
          </table:table-cell>
          <table:table-cell office:value-type="string" calcext:value-type="string">
            <text:p>All Tranactions get this</text:p>
          </table:table-cell>
          <table:table-cell table:number-columns-repeated="16381"/>
        </table:table-row>
        <table:table-row table:style-name="ro2">
          <table:table-cell/>
          <table:table-cell table:style-name="ce21" office:value-type="string" calcext:value-type="string">
            <text:p>Summary . The MISCEXP transaction has three splits connected to it. Ticker Account , The Amount Category and The Fee Categor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How does the Fee affect the Amount in the Account Balance ?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he fee is added to the Amount in the Balance like it should be 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how other side opens the Brokers Fee ?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had to find “other Income” in the long list of Categories… The Amount shows up here with out the fee being deducted from it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he Broker Fee is calculated because its hidden in the Amount and The Price*Stocks .. There never will be a Fee on a MiscInc Transaction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o setting up the feesplit is a waste of time on a MiscExp transaction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 set the fee to zero on my test transaction and now “Show the other side" works properly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ould just set the Fee to zero on these transactions and let the feeSplit default to Unknown … but its ok the way it i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0" office:value-type="string" calcext:value-type="string">
            <text:p>Interest .. I created this one from DIV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on the GUI we have Security, Category,Fee Category.. you can enter an Amount and a Fe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vstTxnType(Partxn,InvestTxnType.DIVIDEN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ecSplit = SplitTxn.makeSplitTxn(Partxn, 0, 0, 0, secAcct, desc, -1, AbstractTxn.STATUS_UNRECONCILE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SecurityPart(sec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secSplit)</text:p>
          </table:table-cell>
          <table:table-cell office:value-type="string" calcext:value-type="string">
            <text:p>tack on the ticker acc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autoAcct = rootAcct.getAccountByName('Interest Income') # Interest is taxabl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ncSplit = SplitTxn.makeSplitTxn(Partxn, -long(amt), -long(amt), 0, autoAcct, '', -1, AbstractTxn.STATUS_UNRECONCILE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comePart(incSplit) 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incSplit)</text:p>
          </table:table-cell>
          <table:table-cell office:value-type="string" calcext:value-type="string">
            <text:p>tack on the Category account for Am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eeAcct = rootAcct.getAccountByName('Fees Broker'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feeSplit = SplitTxn.makeSplitTxn(Partxn, long (BrokerFee) ,0,0, feeAcct, desc, -1, AbstractTxn.STATUS_UNRECONCILED) <text:s/>#fee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CommissionPart(fee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feeSplit)</text:p>
          </table:table-cell>
          <table:table-cell office:value-type="string" calcext:value-type="string">
            <text:p>tack on the broker fee acc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ON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Set.addNewTxn(Partxn)</text:p>
          </table:table-cell>
          <table:table-cell office:value-type="string" calcext:value-type="string">
            <text:p>All Tranactions get this</text:p>
          </table:table-cell>
          <table:table-cell table:number-columns-repeated="16381"/>
        </table:table-row>
        <table:table-row table:style-name="ro2">
          <table:table-cell/>
          <table:table-cell table:style-name="ce21" office:value-type="string" calcext:value-type="string">
            <text:p>Summary . The Interest transaction has three splits connected to it. Ticker Account , The Amount Category and The Fee Categor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How does the Fee affect the Amount in the Account Balance ?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he fee is subtracted from the Amount in the Balance like it should be 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how other side opens Interest Income like it shoul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Normaly The Broker Fee is calculated because its hidden in the Amount and The Price*Stocks 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o setting up the feesplit is a waste of time on a Div transaction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 set the fee to zero on my test transaction and Show the other side still works properly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ould just set the Fee to zero on these transactions and let the feeSplit default to Unknown … but its ok the way it i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0" office:value-type="string" calcext:value-type="string">
            <text:p>Dividend or Div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on the GUI we have Security, Category,Fee Category.. you can enter an Amount and a Fe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vstTxnType(Partxn,InvestTxnType.DIVIDEN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ecSplit = SplitTxn.makeSplitTxn(Partxn, 0, 0, 0, secAcct, desc, -1, AbstractTxn.STATUS_UNRECONCILE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SecurityPart(sec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secSplit)</text:p>
          </table:table-cell>
          <table:table-cell office:value-type="string" calcext:value-type="string">
            <text:p>tack on the ticker acc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autoAcct = rootAcct.getAccountByName('non taxable dividend') 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ncSplit = SplitTxn.makeSplitTxn(Partxn, -long(amt), -long(amt), 0, autoAcct, '', -1, AbstractTxn.STATUS_UNRECONCILE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comePart(incSplit) 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incSplit)</text:p>
          </table:table-cell>
          <table:table-cell office:value-type="string" calcext:value-type="string">
            <text:p>tack on the Category account that goes with the <text:s/>am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eeAcct = rootAcct.getAccountByName('Fees Broker'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feeSplit = SplitTxn.makeSplitTxn(Partxn, long (BrokerFee) ,0,0, feeAcct, desc, -1, AbstractTxn.STATUS_UNRECONCILED) <text:s/>#fee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CommissionPart(fee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feeSplit)</text:p>
          </table:table-cell>
          <table:table-cell office:value-type="string" calcext:value-type="string">
            <text:p>tack on the broker fee acc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ON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Set.addNewTxn(Partxn)</text:p>
          </table:table-cell>
          <table:table-cell office:value-type="string" calcext:value-type="string">
            <text:p>All Tranactions get this</text:p>
          </table:table-cell>
          <table:table-cell table:number-columns-repeated="16381"/>
        </table:table-row>
        <table:table-row table:style-name="ro2">
          <table:table-cell/>
          <table:table-cell table:style-name="ce21" office:value-type="string" calcext:value-type="string">
            <text:p>Summary . The dividend transaction has three splits connected to it. Ticker Account , The Amount Category and The Fee Categor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How does the Fee affect the Amount in the Account Balance ?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he fee is subtracted from the Amount in the Balance like it should be 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how other side opens Interest Income like it shoul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Normally The Broker Fee is calculated because its hidden in the Amount and The Price*Stocks 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o setting up the feesplit is a waste of time on a Div transaction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 set the fee to zero on my test transaction and Show the other side still works properly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ould just set the Fee to zero on these transactions and let the feeSplit default to Unknown … but its ok the way it is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8">
          <table:table-cell/>
          <table:table-cell table:style-name="ce22" office:value-type="string" calcext:value-type="string">
            <text:p>DVF or dividend reinvestment or DivReinvest</text:p>
          </table:table-cell>
          <table:table-cell office:value-type="string" calcext:value-type="string">
            <text:p>You could split this into two transactions a DIV followed bt a BUY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on the GUI we have Security, Category and Fee Category.. you can enter <text:s/>Amount , Fee , Shares, Pric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vstTxnType(Partxn,InvestTxnType.DIVIDEND_REINVES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ecSplit = SplitTxn.makeSplitTxn(Partxn, long(amt), long(val), rate, secAcct, desc, -1, AbstractTxn.STATUS_UNRECONCILED) # removed the BrokerFe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SecurityPart(sec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secSplit)</text:p>
          </table:table-cell>
          <table:table-cell office:value-type="string" calcext:value-type="string">
            <text:p>tack on the ticker acc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autoAcct = rootAcct.getAccountByName('non taxable stock dividend') # <text:s/>income categor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ncSplit = SplitTxn.makeSplitTxn(Partxn, -long(amt), -long(amt), 0, autoAcct, '', -1, AbstractTxn.STATUS_UNRECONCILED) 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comePart(inc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incSplit)</text:p>
          </table:table-cell>
          <table:table-cell office:value-type="string" calcext:value-type="string">
            <text:p>tack on the Category account that goes with the <text:s/>am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ON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Set.addNewTxn(Partxn)</text:p>
          </table:table-cell>
          <table:table-cell office:value-type="string" calcext:value-type="string">
            <text:p>All Tranactions get this</text:p>
          </table:table-cell>
          <table:table-cell table:number-columns-repeated="16381"/>
        </table:table-row>
        <table:table-row table:style-name="ro2">
          <table:table-cell/>
          <table:table-cell table:style-name="ce21" office:value-type="string" calcext:value-type="string">
            <text:p>Summary . The DVF transaction has three splits connected to it. Ticker Account , The Amount Category and The default Fee Categor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# there are no Fees on a DVF .. So Let the feeSplit account just default to 'unknown'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We are setting the price (rate) , amount and # of shares (val)</text:p>
          </table:table-cell>
          <table:table-cell table:number-columns-repeated="16382"/>
        </table:table-row>
        <table:table-row table:style-name="ro9">
          <table:table-cell/>
          <table:table-cell office:value-type="string" calcext:value-type="string">
            <text:p>the Price(rate) gets changed by moneydance to keep the amt(cash) and val(shares) as specifie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 haven’t seen one of these since 2017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 like the way FIRM does a DRIP . First a DIV and then a BUY. Easy to understand. Both with no fee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o you can get a BUY with no fees on it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his was used when I had mutual funds .. was a pain because the fractions of a share were buried in the desc field.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<text:s/>I don’t do mutual funds any more </text:p>
          </table:table-cell>
          <table:table-cell table:number-columns-repeated="16382"/>
        </table:table-row>
        <table:table-row table:style-name="ro10">
          <table:table-cell/>
          <table:table-cell table:style-name="ce22" office:value-type="string" calcext:value-type="string">
            <text:p>BuyXfr' or 'SellXfr':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Return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not doing anything for Xfr buys and sells ... just use two transactions a BANK and then a Buy or Sell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0" office:value-type="string" calcext:value-type="string">
            <text:p>Sell</text:p>
          </table:table-cell>
          <table:table-cell table:number-columns-repeated="16382"/>
        </table:table-row>
        <table:table-row table:style-name="ro2">
          <table:table-cell/>
          <table:table-cell table:style-name="ce9" office:value-type="string" calcext:value-type="string">
            <text:p>on the GUI we have Security, Fee Category.. you can enter Shares,Amount,Price and Fe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vstTxnType(Partxn,InvestTxnType.SELL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ecSplit = SplitTxn.makeSplitTxn(Partxn, long (amt - BrokerFee) , long(val* -1.0), rate , secAcct, desc, -1, AbstractTxn.STATUS_UNRECONCILED) <text:s/>#SEL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SecurityPart(sec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secSplit)</text:p>
          </table:table-cell>
          <table:table-cell office:value-type="string" calcext:value-type="string">
            <text:p>tack on the ticker acc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eeAcct = rootAcct.getAccountByName('Fees Broker'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feeSplit = SplitTxn.makeSplitTxn(Partxn, long (BrokerFee) ,0,0, feeAcct, desc, -1, AbstractTxn.STATUS_UNRECONCILED) <text:s/>#fee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CommissionPart(fee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feeSplit) </text:p>
          </table:table-cell>
          <table:table-cell office:value-type="string" calcext:value-type="string">
            <text:p>tack on the Fee Category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ON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Set.addNewTxn(Partxn)</text:p>
          </table:table-cell>
          <table:table-cell office:value-type="string" calcext:value-type="string">
            <text:p>All Transactions get this</text:p>
          </table:table-cell>
          <table:table-cell table:number-columns-repeated="16381"/>
        </table:table-row>
        <table:table-row table:style-name="ro2">
          <table:table-cell/>
          <table:table-cell table:style-name="ce21" office:value-type="string" calcext:value-type="string">
            <text:p>Summary . The Sell Transaction only has 2 splits the ticker account and the fee account. That's because the amount uses this accoun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20" office:value-type="string" calcext:value-type="string">
            <text:p><text:s/>Buy</text:p>
          </table:table-cell>
          <table:table-cell table:number-columns-repeated="16382"/>
        </table:table-row>
        <table:table-row table:style-name="ro2">
          <table:table-cell/>
          <table:table-cell table:style-name="ce9" office:value-type="string" calcext:value-type="string">
            <text:p>on the GUI we have Security, Fee Category.. you can enter Shares,Amount,Price and Fee</text:p>
          </table:table-cell>
          <table:table-cell table:number-columns-repeated="16382"/>
        </table:table-row>
        <table:table-row table:style-name="ro2">
          <table:table-cell/>
          <table:table-cell table:style-name="ce9" office:value-type="string" calcext:value-type="string">
            <text:p>Show other side takes you to Brokers Fee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InvstTxnType(Partxn,InvestTxnType.BUY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ecSplit = SplitTxn.makeSplitTxn(Partxn, long ((amt + BrokerFee )* -1.0 ), long(val), rate, secAcct, desc, -1, AbstractTxn.STATUS_UNRECONCILE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SecurityPart(sec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secSplit)</text:p>
          </table:table-cell>
          <table:table-cell office:value-type="string" calcext:value-type="string">
            <text:p>tack on the ticker accou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feeAcct = rootAcct.getAccountByName('Fees Broker'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feeSplit = SplitTxn.makeSplitTxn(Partxn, long (BrokerFee) ,0,0, feeAcct, desc, -1, AbstractTxn.STATUS_UNRECONCILED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Util.setCommissionPart(feeSplit)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rtxn.addSplit(feeSplit) </text:p>
          </table:table-cell>
          <table:table-cell office:value-type="string" calcext:value-type="string">
            <text:p>tack on the Fee Category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ON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xnSet.addNewTxn(Partxn)</text:p>
          </table:table-cell>
          <table:table-cell office:value-type="string" calcext:value-type="string">
            <text:p>All Tranactions get this</text:p>
          </table:table-cell>
          <table:table-cell table:number-columns-repeated="16381"/>
        </table:table-row>
        <table:table-row table:style-name="ro2">
          <table:table-cell/>
          <table:table-cell table:style-name="ce21" office:value-type="string" calcext:value-type="string">
            <text:p>Summary . The Buy Transaction only has 2 splits the ticker account and the fee account. That's because the amount uses this account</text:p>
          </table:table-cell>
          <table:table-cell table:number-columns-repeated="16382"/>
        </table:table-row>
      </table:table>
      <table:named-expressions/>
      <table:database-ranges>
        <table:database-range table:name="__Anonymous_Sheet_DB__0" table:target-range-address="Sheet1.B211:Sheet1.B212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0-31T11:10:57.643574876</meta:creation-date>
    <meta:generator>LibreOffice/7.5.1.2$Linux_X86_64 LibreOffice_project/50$Build-2</meta:generator>
    <dc:date>2025-02-12T16:40:00.840704633</dc:date>
    <meta:editing-duration>P2DT18H57M34S</meta:editing-duration>
    <meta:editing-cycles>14</meta:editing-cycles>
    <dc:creator>Wayne Smith</dc:creator>
    <meta:document-statistic meta:table-count="1" meta:cell-count="490" meta:object-count="0"/>
  </office:meta>
</office:document-meta>
</file>